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955" officeooo:paragraph-rsid="001f9955"/>
    </style:style>
    <style:style style:name="P2" style:family="paragraph" style:parent-style-name="Standard">
      <style:text-properties officeooo:rsid="001f9955" officeooo:paragraph-rsid="00204c5b"/>
    </style:style>
    <style:style style:name="P3" style:family="paragraph" style:parent-style-name="Standard">
      <style:text-properties officeooo:rsid="00249c47" officeooo:paragraph-rsid="00249c47"/>
    </style:style>
    <style:style style:name="P4" style:family="paragraph" style:parent-style-name="Standard">
      <style:text-properties officeooo:rsid="002652de" officeooo:paragraph-rsid="002652de"/>
    </style:style>
    <style:style style:name="P5" style:family="paragraph" style:parent-style-name="Standard">
      <style:text-properties officeooo:rsid="00234570" officeooo:paragraph-rsid="00204c5b"/>
    </style:style>
    <style:style style:name="P6" style:family="paragraph" style:parent-style-name="Standard">
      <style:text-properties officeooo:rsid="0028a623" officeooo:paragraph-rsid="002997cc"/>
    </style:style>
    <style:style style:name="P7" style:family="paragraph" style:parent-style-name="Standard">
      <style:text-properties officeooo:rsid="002997cc" officeooo:paragraph-rsid="002997cc"/>
    </style:style>
    <style:style style:name="P8" style:family="paragraph" style:parent-style-name="Standard">
      <style:text-properties officeooo:rsid="001f9955" officeooo:paragraph-rsid="001f9955"/>
    </style:style>
    <style:style style:name="P9" style:family="paragraph" style:parent-style-name="Standard">
      <style:text-properties fo:font-size="32pt" officeooo:rsid="002997cc" officeooo:paragraph-rsid="002997cc" style:font-size-asian="28pt" style:font-size-complex="32pt"/>
    </style:style>
    <style:style style:name="T1" style:family="text">
      <style:text-properties officeooo:rsid="00204c5b"/>
    </style:style>
    <style:style style:name="T2" style:family="text">
      <style:text-properties officeooo:rsid="00234570"/>
    </style:style>
    <style:style style:name="T3" style:family="text">
      <style:text-properties officeooo:rsid="002652de"/>
    </style:style>
    <style:style style:name="T4" style:family="text">
      <style:text-properties officeooo:rsid="0028a623"/>
    </style:style>
    <style:style style:name="T5" style:family="text">
      <style:text-properties officeooo:rsid="002997cc"/>
    </style:style>
    <style:style style:name="T6" style:family="text">
      <style:text-properties fo:font-size="22pt" officeooo:rsid="002997cc" style:font-size-asian="19.25pt" style:font-size-complex="22pt"/>
    </style:style>
    <style:style style:name="T7" style:family="text">
      <style:text-properties fo:font-size="40pt" style:font-size-asian="35pt" style:font-size-complex="40pt"/>
    </style:style>
    <style:style style:name="T8" style:family="text">
      <style:text-properties fo:font-size="40pt" officeooo:rsid="002997cc" style:font-size-asian="35pt" style:font-size-complex="40pt"/>
    </style:style>
    <style:style style:name="T9" style:family="text">
      <style:text-properties fo:font-weight="bold" style:font-weight-asian="bold" style:font-weight-complex="bold"/>
    </style:style>
    <style:style style:name="T10" style:family="text">
      <style:text-properties fo:font-weight="bold" officeooo:rsid="0023457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text:tab/><text:tab/> <text:s text:c="31"/><text:span text:style-name="T8">CSE-222 <text:s text:c="52"/><text:tab/><text:tab/><text:tab/>HOMEWORK-5</text:span></text:p>
      <text:p text:style-name="P1"><text:span text:style-name="T8"><text:tab/><text:tab/> <text:s/><text:tab/><text:tab/><text:tab/>REPORT</text:span></text:p>
      <text:p text:style-name="P1"><text:span text:style-name="T8"/></text:p>
      <text:p text:style-name="P9">Name: Atakan Kurt</text:p>
      <text:p text:style-name="P9">No #: 20010400404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10">A</text:span><text:span text:style-name="T9">-)</text:span> In first problem first I had to extract data from text input inside of 2d array. The given text structure was row based and columns was divided with ‘;’. So I tought I have read each line and divide each line from ‘;’ part and add it to our array. First issue was we can’t use the ArrayList so I had to make our array dynamic. To do it first I count row number. Than do the read each line again and add it to our array.</text:p>
      <text:p text:style-name="P1"/>
      <text:p text:style-name="P1"><text:s text:c="3"/>They want to display the 2d array in the directory tree format. Inside the displayTreeStructure I created Jframe and main root node. After that I loop through our 2d data array. The problem was how do I add it to the tree.</text:p>
      <text:p text:style-name="P2"><text:tab/>In <text:span text:style-name="T1">P.S</text:span> I get the hint of using recursion. <text:span text:style-name="T1">So I writed ‘addNode’ function that gets a rootNode, array of nodes, and holding index to get current child. My base case is the if index is out of bounds or not. In recursive case we had a problem. The problem was to prevent duplication. To do that I had to check if the current rootNode has the child node. So I checked the ınternet that if there is method for that in DefaultMutableTreeNode class. There wasn’t. So I writed an private method that takes parent node and child node and checks it and returns index of it if exist because we need this to use it in addNode method. The problem of comparing if the child is existing in the parentNode was we have to compare their names. Because memory addreses were different. After searching for the method that returns name and debugging for an half hour the method getChildAt doesn’t returning the <text:s/>DefaultMutableTreeNode object. So I did casting and it worked. Back to the addNode method: After getting the index of child node if it exists we had 2 situations. If child node exists we shall insert our other childs to existing ones. If not we shall create new Node and continue as it is. So checking these I send to recursive functions if there is one I send the existing one as parentNode if not I created new one and send it as parentNode.</text:span></text:p>
      <text:p text:style-name="P2"/>
      <text:p text:style-name="P2"/>
      <text:p text:style-name="P5"><text:span text:style-name="T9">B-) </text:span>In breadth first search algoritm the idea is like first in first out but in this first in first checked. As an input of the function I took a target string. Inside of function scope I hold a count int to track steps. Because it is FIFO I initilized an queue interface with linkedlist. Added the root into it. Next I had to treverse it so like travesing linked list I created a while loop. If the queue is empty (means we searched thorugh entire tree) we quit the loop and print “not found”. I initilize current node to first element of the queue. After checking the current node I added its childs to queue.</text:p>
      <text:p text:style-name="P2"/>
      <text:p text:style-name="P3"><text:span text:style-name="T9">C-) </text:span><text:span text:style-name="T3">This has challenged me a lot. First I tried with recursive solution but I got drowned into a lot of problems like counting the steps and not ending functions properly. Instead it was just like the part B but using stack LIFO structure.</text:span></text:p>
      <text:p text:style-name="P3"/>
      <text:p text:style-name="P4"><text:span text:style-name="T9">D-)</text:span> <text:span text:style-name="T4">Solving this problem, first I got to choose If I use queue, stack or recursion. So after thinking about correct solution on paper I realised that I either going to add the nodes to queue and iterate over left and add them to queue or iterate over right and add them to stack. Both works. But the problem was adding while traversing and checking it is not worked. So first I added the nodes in order using recursion to my stack. After adding all to it to stack I popped each than checked it.</text:span></text:p>
      <text:p text:style-name="P4"/>
      <text:p text:style-name="P6"><text:span text:style-name="T9">E-) </text:span><text:span text:style-name="T5">In this part first I need to check if there is a node existing in given path. So I wrote an helper function that takes path and checks if there is a node there. </text:span></text:p>
      <text:p text:style-name="P6"><text:span text:style-name="T5">Next I checked if there is already a target node exists in the tree. If there is one I added to it. If there is not I created a new one. And added it to Root.</text:span></text:p>
      <text:p text:style-name="P7">After that I have to isolate the node to move. The challenging part was to not just getting the last item. I have get last path’s elements childs too. And move it with its parents. In this I took the last child and created a new parents to it. Assigned the last node to nodeToMove.</text:p>
      <text:p text:style-name="P7">Next I had 2 options if its a overwrite or not. In both cases after checking it I added my nodeToAdd to targetNode I found in previous operations and make the proper printing.</text:p>
      <text:p text:style-name="P7"><text:soft-page-break/>Next I removed our node from our old position. This was tricky because we have already changed our target node parent. The hard part was checking if the parent of it is empty after moving it. I have done this in helper functions. I checked the node <text:s/>if it has child I didn’t remove it and returned. If there is none I removed it and checked the parent of it until I hit the ‘Root’.</text:p>
      <text:p text:style-name="P7"/>
      <text:p text:style-name="P7">Lastly there was some issues with opening the Jtree again so I created new Jframe and created new tree with updated Root and displayed it.</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22:28:31.302620778</meta:creation-date>
    <meta:editing-duration>PT30M36S</meta:editing-duration>
    <meta:editing-cycles>5</meta:editing-cycles>
    <meta:generator>LibreOffice/7.3.7.2$Linux_X86_64 LibreOffice_project/30$Build-2</meta:generator>
    <dc:date>2023-05-04T17:53:31.657256387</dc:date>
    <meta:document-statistic meta:table-count="0" meta:image-count="0" meta:object-count="0" meta:page-count="3" meta:paragraph-count="16" meta:word-count="899" meta:character-count="4780" meta:non-whitespace-character-count="3794"/>
  </office:meta>
</office:document-meta>
</file>